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0b4" officeooo:paragraph-rsid="000a9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1 Busca en internet la simbología de los detectores y sensores estudiados a lo largo de esta unidad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2:53:39.852000000</meta:creation-date>
    <dc:date>2023-10-11T13:47:30.688000000</dc:date>
    <meta:editing-duration>PT53M52S</meta:editing-duration>
    <meta:editing-cycles>1</meta:editing-cycles>
    <meta:document-statistic meta:table-count="0" meta:image-count="0" meta:object-count="0" meta:page-count="1" meta:paragraph-count="1" meta:word-count="19" meta:character-count="109" meta:non-whitespace-character-count="91"/>
    <meta:generator>LibreOffice/7.6.2.1$Windows_X86_64 LibreOffice_project/56f7684011345957bbf33a7ee678afaf4d2ba333</meta:generator>
  </office:meta>
</office:document-meta>
</file>